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907" officeooo:paragraph-rsid="0001e907"/>
    </style:style>
    <style:style style:name="P2" style:family="paragraph" style:parent-style-name="Standard">
      <style:text-properties fo:font-size="16pt" fo:font-weight="normal" officeooo:rsid="0001e907" officeooo:paragraph-rsid="0001e907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8pt" fo:font-weight="bold" officeooo:rsid="0001e907" officeooo:paragraph-rsid="0001e907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fo:font-weight="normal" officeooo:rsid="0001e907" officeooo:paragraph-rsid="0001e907" style:font-size-asian="12.25pt" style:font-weight-asian="normal" style:font-size-complex="14pt" style:font-weight-complex="normal"/>
    </style:style>
    <style:style style:name="P5" style:family="paragraph" style:parent-style-name="Standard" style:list-style-name="L2">
      <style:text-properties fo:font-size="14pt" fo:font-weight="normal" officeooo:rsid="00034d6b" officeooo:paragraph-rsid="00034d6b" style:font-size-asian="12.25pt" style:font-weight-asian="normal" style:font-size-complex="14pt" style:font-weight-complex="normal"/>
    </style:style>
    <style:style style:name="T1" style:family="text">
      <style:text-properties officeooo:rsid="00034d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персонажа</text:p>
      <text:p text:style-name="P1"/>
      <text:p text:style-name="P3">Леонид</text:p>
      <text:p text:style-name="P3"/>
      <text:p text:style-name="P2">1) Общая информация:</text:p>
      <text:p text:style-name="P4"/>
      <text:p text:style-name="P4">Студент, 22 года. Учится в магистратуре на IT специальности</text:p>
      <text:p text:style-name="P4">Живет в общежитии</text:p>
      <text:p text:style-name="P4"/>
      <text:p text:style-name="P2">2) Характер и увлечения</text:p>
      <text:p text:style-name="P4"/>
      <text:p text:style-name="P4">Много времени проводит за изучением различных статей и инструментов по своей специальности. <text:span text:style-name="T1">В</text:span> свободнное время смотрит youtube, читает reddit, играет в online игры.</text:p>
      <text:p text:style-name="P4"/>
      <text:p text:style-name="P4">Характер умеренно холеричный. Временами перфекционист</text:p>
      <text:p text:style-name="P4"/>
      <text:p text:style-name="P2">3) <text:span text:style-name="T1">Потребности и п</text:span>редпочтения</text:p>
      <text:p text:style-name="P4"/>
      <text:list xml:id="list7055452828619953881" text:style-name="L2">
        <text:list-item>
          <text:p text:style-name="P5">Использует GiHub для своих проектов и домашних работ</text:p>
        </text:list-item>
        <text:list-item>
          <text:p text:style-name="P5">Хочет отслеживать процесс проверки своих домашних работ</text:p>
        </text:list-item>
        <text:list-item>
          <text:p text:style-name="P5">Иногда меняет код своего решения после отправки</text:p>
        </text:list-item>
        <text:list-item>
          <text:p text:style-name="P5">Был бы не против видеть прогресс своих одногруппников</text:p>
        </text:list-item>
        <text:list-item>
          <text:p text:style-name="P5">Хотел бы комментировать (обсуждать) задачи вместе с одногруппниками и преподавателями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6:46:21.824837504</meta:creation-date>
    <dc:date>2016-10-19T17:16:25.013526996</dc:date>
    <meta:editing-duration>PT14M53S</meta:editing-duration>
    <meta:editing-cycles>1</meta:editing-cycles>
    <meta:document-statistic meta:table-count="0" meta:image-count="0" meta:object-count="0" meta:page-count="1" meta:paragraph-count="15" meta:word-count="100" meta:character-count="693" meta:non-whitespace-character-count="613"/>
    <meta:generator>LibreOffice/4.2.8.2$Linux_X86_64 LibreOffice_project/420m0$Build-2</meta:generator>
  </office:meta>
</office:document-meta>
</file>